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 style:list-style-name="L4">
      <style:paragraph-properties style:writing-mode="lr-tb"/>
    </style:style>
    <style:style style:name="P3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📝 <text:span text:style-name="Strong_20_Emphasis">Enunciado propuesto (versión fetch + then/catch + comprobación con response.ok)</text:span></text:h>
      <text:p text:style-name="Text_20_body">Se proporciona a los alumnos el siguiente material:</text:p>
      <text:list xml:id="list2654670176" text:style-name="L1">
        <text:list-item>
          <text:p text:style-name="P7"><text:span text:style-name="Strong_20_Emphasis">Un script SQL</text:span> para crear la base de datos <text:span text:style-name="Emphasis">ada</text:span>, la tabla <text:span text:style-name="Emphasis">alumnos</text:span> e insertar varios registros de ejemplo.</text:p>
        </text:list-item>
        <text:list-item>
          <text:p text:style-name="P7"><text:span text:style-name="Strong_20_Emphasis">Un archivo PHP (</text:span><text:span text:style-name="Strong_20_Emphasis"><text:span text:style-name="Source_20_Text">buscar_alumnos.php</text:span></text:span><text:span text:style-name="Strong_20_Emphasis">)</text:span>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7"><text:span text:style-name="Strong_20_Emphasis">Un archivo HTML</text:span> que contiene:</text:p>
          <text:list>
            <text:list-item>
              <text:p text:style-name="P7">Un campo de entrada de tipo <text:span text:style-name="Emphasis">number</text:span> para introducir una puntuación.</text:p>
            </text:list-item>
            <text:list-item>
              <text:p text:style-name="P7">Un botón para ejecutar la búsqueda.</text:p>
            </text:list-item>
            <text:list-item>
              <text:p text:style-name="P7">Un contenedor <text:span text:style-name="Source_20_Text">&lt;div&gt;</text:span> donde se mostrarán los resultados.</text:p>
            </text:list-item>
          </text:list>
        </text:list-item>
      </text:list>
      <text:p text:style-name="Text_20_body">Los alumnos <text:span text:style-name="Strong_20_Emphasis">no deben modificar</text:span> ni el SQL, ni el archivo HTML, ni el archivo PHP proporcionados.</text:p>
      <text:p text:style-name="Horizontal_20_Line"/>
      <text:h text:style-name="Heading_20_1" text:outline-level="1">🎯 <text:span text:style-name="Strong_20_Emphasis">Tarea a realizar</text:span></text:h>
      <text:p text:style-name="Text_20_body">Debes elaborar un archivo JavaScript llamado <text:span text:style-name="Strong_20_Emphasis">app.js</text:span>, en el cual:</text:p>
      <text:p text:style-name="Horizontal_20_Line"/>
      <text:h text:style-name="Heading_20_2" text:outline-level="2"><text:span text:style-name="Strong_20_Emphasis">1. Esperar a que el DOM esté completamente cargado</text:span></text:h>
      <text:list xml:id="list2416051631" text:style-name="L2">
        <text:list-item>
          <text:p text:style-name="P8">Utilizar <text:span text:style-name="Source_20_Text">addEventListener("DOMContentLoaded", ...)</text:span>.</text:p>
        </text:list-item>
        <text:list-item>
          <text:p text:style-name="P8">Asociar el evento <text:span text:style-name="Strong_20_Emphasis">click</text:span> del botón a una función manejadora (por ejemplo <text:span text:style-name="Source_20_Text">manejarClickBuscar</text:span>).</text:p>
        </text:list-item>
        <text:list-item>
          <text:p text:style-name="P8"><text:span text:style-name="Strong_20_Emphasis">No</text:span> se permite definir eventos en el HTML (no usar <text:span text:style-name="Source_20_Text">onclick</text:span>).</text:p>
        </text:list-item>
      </text:list>
      <text:p text:style-name="Horizontal_20_Line"/>
      <text:h text:style-name="Heading_20_2" text:outline-level="2"><text:span text:style-name="Strong_20_Emphasis">2. Cuando el usuario pulse el botón:</text:span></text:h>
      <text:list xml:id="list1349752901" text:style-name="L3">
        <text:list-item>
          <text:p text:style-name="P9">Leer la puntuación introducida en el <text:span text:style-name="Source_20_Text">&lt;input&gt;</text:span>.</text:p>
        </text:list-item>
        <text:list-item>
          <text:p text:style-name="P9">Comprobar que el usuario ha introducido un valor:</text:p>
          <text:list>
            <text:list-item>
              <text:p text:style-name="P9">Si está vacío, mostrar un mensaje adecuado dentro del <text:span text:style-name="Source_20_Text">&lt;div&gt;</text:span> de resultados.</text:p>
            </text:list-item>
            <text:list-item>
              <text:p text:style-name="P9">Si está vacío, <text:span text:style-name="Strong_20_Emphasis">no realizar la petición</text:span>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3. Realizar una petición AJAX al servidor usando </text:span><text:span text:style-name="Strong_20_Emphasis"><text:span text:style-name="Source_20_Text">fetch</text:span></text:span></text:h>
      <text:list xml:id="list1197991052" text:style-name="L4">
        <text:list-item>
          <text:p text:style-name="P10">Debe usarse el método GET.</text:p>
        </text:list-item>
        <text:list-item>
          <text:p text:style-name="P10">Se enviará la puntuación como parámetro en la URL:</text:p>
          <text:list>
            <text:list-item>
              <text:p text:style-name="P10">Ejemplo: <text:span text:style-name="Source_20_Text">buscar_alumnos.php?puntuacion=120</text:span></text:p>
            </text:list-item>
          </text:list>
        </text:list-item>
        <text:list-item>
          <text:p text:style-name="P10"><text:span text:style-name="Strong_20_Emphasis">No se permite usar async/await</text:span>.<text:line-break/>Todo debe hacerse con:</text:p>
          <text:p text:style-name="P2"><text:span text:style-name="Source_20_Text">fetch(url)</text:span></text:p>
          <text:p text:style-name="P2"><text:span text:style-name="Source_20_Text"><text:s text:c="2"/>.then(...)</text:span></text:p>
          <text:p text:style-name="P3"><text:span text:style-name="Source_20_Text"><text:s text:c="2"/>.catch(...)</text:span></text:p>
        </text:list-item>
      </text:list>
      <text:p text:style-name="Horizontal_20_Line"/>
      <text:h text:style-name="Heading_20_2" text:outline-level="2"><text:span text:style-name="Strong_20_Emphasis">4. Procesar la respuesta del servidor</text:span></text:h>
      <text:list xml:id="list306602373" text:style-name="L5">
        <text:list-item>
          <text:p text:style-name="P11">La respuesta vendrá en <text:span text:style-name="Strong_20_Emphasis">formato JSON</text:span>.</text:p>
        </text:list-item>
        <text:list-item>
          <text:p text:style-name="P11">Debes convertir la respuesta utilizando:</text:p>
          <text:p text:style-name="P4"><text:span text:style-name="Source_20_Text">response.json()</text:span></text:p>
        </text:list-item>
        <text:list-item>
          <text:p text:style-name="P11"><text:span text:style-name="Strong_20_Emphasis">Se debe verificar obligatoriamente la propiedad </text:span><text:span text:style-name="Strong_20_Emphasis"><text:span text:style-name="Source_20_Text">response.ok</text:span></text:span>:</text:p>
          <text:list>
            <text:list-item>
              <text:p text:style-name="P11">Si <text:span text:style-name="Source_20_Text">response.ok</text:span> es <text:span text:style-name="Strong_20_Emphasis">false</text:span>, no se debe continuar con <text:span text:style-name="Source_20_Text">response.json()</text:span>.</text:p>
            </text:list-item>
            <text:list-item>
              <text:p text:style-name="P11">En ese caso, se debe llamar a la función callback de error (<text:span text:style-name="Source_20_Text">manejarError</text:span>) indicando el error HTTP.</text:p>
            </text:list-item>
          </text:list>
        </text:list-item>
      </text:list>
      <text:p text:style-name="Text_20_body">Ejemplo orientativo (no código final):</text:p>
      <text:p text:style-name="P5"><text:span text:style-name="Source_20_Text">if (!response.ok) {</text:span></text:p>
      <text:p text:style-name="P5"><text:span text:style-name="Source_20_Text"><text:s text:c="4"/>callbackError(`Error HTTP: ${response.status}`);</text:span></text:p>
      <text:p text:style-name="P5"><text:span text:style-name="Source_20_Text"><text:s text:c="4"/>return;</text:span></text:p>
      <text:p text:style-name="P6"><text:span text:style-name="Source_20_Text">}</text:span></text:p>
      <text:p text:style-name="Horizontal_20_Line"/>
      <text:h text:style-name="Heading_20_2" text:outline-level="2"><text:span text:style-name="Strong_20_Emphasis">5. Estructura obligatoria del código</text:span></text:h>
      <text:p text:style-name="Text_20_body">Debes organizar tu JavaScript de la siguiente forma:</text:p>
      <text:h text:style-name="Heading_20_3" text:outline-level="3">✔ <text:span text:style-name="Strong_20_Emphasis">a) Una función buscarAlumnos(puntuacion, callbackExito, callbackError)</text:span></text:h>
      <text:p text:style-name="Text_20_body">Será responsable de:</text:p>
      <text:list xml:id="list3086928743" text:style-name="L6">
        <text:list-item>
          <text:p text:style-name="P12">Construir la URL con la puntuación.</text:p>
        </text:list-item>
        <text:list-item>
          <text:p text:style-name="P12">Realizar la petición con <text:span text:style-name="Source_20_Text">fetch</text:span>.</text:p>
        </text:list-item>
        <text:list-item>
          <text:p text:style-name="P12">Procesar la respuesta usando promesas y verificando <text:span text:style-name="Source_20_Text">response.ok</text:span>.</text:p>
        </text:list-item>
        <text:list-item>
          <text:p text:style-name="P12">Si la respuesta se procesa correctamente, llamar a <text:span text:style-name="Source_20_Text">callbackExito</text:span>.</text:p>
        </text:list-item>
        <text:list-item>
          <text:p text:style-name="P12">Si ocurre un error HTTP o de red, llamar a <text:span text:style-name="Source_20_Text">callbackError</text:span>.</text:p>
        </text:list-item>
      </text:list>
      <text:h text:style-name="Heading_20_3" text:outline-level="3"><text:soft-page-break/>✔ <text:span text:style-name="Strong_20_Emphasis">b) Función callback de éxito: manejarRespuestaCorrecta</text:span></text:h>
      <text:p text:style-name="Text_20_body">Debe:</text:p>
      <text:list xml:id="list2254811997" text:style-name="L7">
        <text:list-item>
          <text:p text:style-name="P13">Comprobar si el array devuelto está vacío.</text:p>
        </text:list-item>
        <text:list-item>
          <text:p text:style-name="P13">Si no hay alumnos, mostrar un mensaje adecuado.</text:p>
        </text:list-item>
        <text:list-item>
          <text:p text:style-name="P13">En caso contrario:</text:p>
          <text:list>
            <text:list-item>
              <text:p text:style-name="P13">Crear dinámicamente un listado HTML (por ejemplo <text:span text:style-name="Source_20_Text">&lt;ul&gt;</text:span>).</text:p>
            </text:list-item>
            <text:list-item>
              <text:p text:style-name="P13">Añadir dentro el nombre y la puntuación de cada alumno.</text:p>
            </text:list-item>
            <text:list-item>
              <text:p text:style-name="P13">Mostrarlo en el <text:span text:style-name="Source_20_Text">&lt;div&gt;</text:span> de resultados.</text:p>
            </text:list-item>
          </text:list>
        </text:list-item>
      </text:list>
      <text:h text:style-name="Heading_20_3" text:outline-level="3">✔ <text:span text:style-name="Strong_20_Emphasis">c) Función callback de error: manejarError</text:span></text:h>
      <text:p text:style-name="Text_20_body">Debe:</text:p>
      <text:list xml:id="list1147177857" text:style-name="L8">
        <text:list-item>
          <text:p text:style-name="P14">Mostrar un mensaje apropiado en el contenedor de resultados.</text:p>
        </text:list-item>
        <text:list-item>
          <text:p text:style-name="P14">Debe indicar:</text:p>
          <text:list>
            <text:list-item>
              <text:p text:style-name="P14">Si fue un error HTTP (por ejemplo <text:span text:style-name="Source_20_Text">404</text:span>, <text:span text:style-name="Source_20_Text">500</text:span>…)</text:p>
            </text:list-item>
            <text:list-item>
              <text:p text:style-name="P14">O un error de red (por ejemplo “No se pudo conectar con el servidor”).</text:p>
            </text:list-item>
          </text:list>
        </text:list-item>
      </text:list>
      <text:p text:style-name="Horizontal_20_Line"/>
      <text:h text:style-name="Heading_20_2" text:outline-level="2"><text:span text:style-name="Strong_20_Emphasis">6. Requisitos técnicos</text:span></text:h>
      <text:list xml:id="list3499555496" text:style-name="L9">
        <text:list-item>
          <text:p text:style-name="P15">Usar <text:span text:style-name="Strong_20_Emphasis">const</text:span> y <text:span text:style-name="Strong_20_Emphasis">let</text:span>, nunca <text:span text:style-name="Source_20_Text">var</text:span>.</text:p>
        </text:list-item>
        <text:list-item>
          <text:p text:style-name="P15">Usar <text:span text:style-name="Strong_20_Emphasis">fetch con then/catch</text:span>, sin async/await.</text:p>
        </text:list-item>
        <text:list-item>
          <text:p text:style-name="P15">Verificar la respuesta con <text:span text:style-name="Source_20_Text">response.ok</text:span>.</text:p>
        </text:list-item>
        <text:list-item>
          <text:p text:style-name="P15">No utilizar XMLHttpRequest.</text:p>
        </text:list-item>
        <text:list-item>
          <text:p text:style-name="P15">No modificar los archivos proporcionados.</text:p>
        </text:list-item>
        <text:list-item>
          <text:p text:style-name="P15">Código claro, indentado y comentado.</text:p>
        </text:list-item>
      </text:list>
      <text:p text:style-name="Horizontal_20_Line"/>
      <text:h text:style-name="Heading_20_1" text:outline-level="1"/>
      <text:h text:style-name="P1" text:outline-level="1">🎉 <text:span text:style-name="Strong_20_Emphasis">Resultado esperado</text:span></text:h>
      <text:p text:style-name="Text_20_body">Cuando el usuario introduce una puntuación y pulsa el botón:</text:p>
      <text:list xml:id="list3220198091" text:style-name="L10">
        <text:list-item>
          <text:p text:style-name="P16">Se envía una petición GET al servidor con la puntuación.</text:p>
        </text:list-item>
        <text:list-item>
          <text:p text:style-name="P16">Se procesa la respuesta usando promesas.</text:p>
        </text:list-item>
        <text:list-item>
          <text:p text:style-name="P16">Se comprueba <text:span text:style-name="Source_20_Text">response.ok</text:span> antes de intentar leer el JSON.</text:p>
        </text:list-item>
        <text:list-item>
          <text:p text:style-name="P16">Si la petición es válida:</text:p>
          <text:list>
            <text:list-item>
              <text:p text:style-name="P16">Se generan dinámicamente los resultados.</text:p>
            </text:list-item>
            <text:list-item>
              <text:p text:style-name="P16">Se muestran en el <text:span text:style-name="Source_20_Text">&lt;div&gt;</text:span>.</text:p>
            </text:list-item>
          </text:list>
        </text:list-item>
        <text:list-item>
          <text:p text:style-name="P16">Si no hay alumnos, se muestra un mensaje informativo.</text:p>
        </text:list-item>
        <text:list-item>
          <text:p text:style-name="P16">Si hay un error:</text:p>
          <text:list>
            <text:list-item>
              <text:p text:style-name="P16">Se utiliza <text:span text:style-name="Source_20_Text">manejarError</text:span> para mostrar el mensaje adecuad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2T13:33:26.963000000</meta:creation-date>
    <dc:date>2025-12-02T13:34:24.494000000</dc:date>
    <meta:editing-duration>PT57S</meta:editing-duration>
    <meta:editing-cycles>1</meta:editing-cycles>
    <meta:document-statistic meta:table-count="0" meta:image-count="0" meta:object-count="0" meta:page-count="4" meta:paragraph-count="81" meta:word-count="631" meta:character-count="3769" meta:non-whitespace-character-count="3263"/>
    <meta:generator>LibreOffice/7.3.3.2$Windows_X86_64 LibreOffice_project/d1d0ea68f081ee2800a922cac8f79445e4603348</meta:generator>
  </office:meta>
</office:document-meta>
</file>